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404040" loext:opacity="100%" style:font-name="Inter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4" style:family="paragraph" style:parent-style-name="Heading_20_3">
      <style:paragraph-properties fo:margin-left="0.1665in" fo:margin-right="0in" fo:line-height="150%" fo:orphans="2" fo:widows="2" fo:text-indent="0in" style:auto-text-indent="false"/>
      <style:text-properties fo:font-variant="normal" fo:text-transform="none" fo:color="#404040" loext:opacity="100%" style:font-name="Inter" fo:letter-spacing="normal" fo:font-style="normal" fo:font-weight="normal"/>
    </style:style>
    <style:style style:name="P5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1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sage:</text:h>
      <text:list text:style-name="L1">
        <text:list-item>
          <text:p text:style-name="P2"><text:span text:style-name="Strong_20_Emphasis"><text:span text:style-name="T1">Create New User</text:span></text:span><text:span text:style-name="T1"> (Admin only):</text:span></text:p>
          <text:list>
            <text:list-item>
              <text:p text:style-name="P3">Go to Admin &gt; Manage Users</text:p>
            </text:list-item>
            <text:list-item>
              <text:p text:style-name="P3">Enter username and password</text:p>
            </text:list-item>
            <text:list-item>
              <text:p text:style-name="P3">Click Save</text:p>
            </text:list-item>
          </text:list>
        </text:list-item>
        <text:list-item>
          <text:p text:style-name="P2"><text:span text:style-name="Strong_20_Emphasis"><text:span text:style-name="T1">Change Password</text:span></text:span><text:span text:style-name="T1"> (Any user):</text:span></text:p>
          <text:list>
            <text:list-item>
              <text:p text:style-name="P3">Go to Admin &gt; Change Password</text:p>
            </text:list-item>
            <text:list-item>
              <text:p text:style-name="P3">Enter current password</text:p>
            </text:list-item>
            <text:list-item>
              <text:p text:style-name="P3">Enter and confirm new password</text:p>
            </text:list-item>
            <text:list-item>
              <text:p text:style-name="P3">Click Save</text:p>
            </text:list-item>
          </text:list>
        </text:list-item>
        <text:list-item>
          <text:p text:style-name="P2"><text:span text:style-name="Strong_20_Emphasis"><text:span text:style-name="T1">Update Username</text:span></text:span><text:span text:style-name="T1"> (Admin only):</text:span></text:p>
          <text:list>
            <text:list-item>
              <text:p text:style-name="P3">Currently requires direct database edit (recommend keeping usernames static)</text:p>
            </text:list-item>
          </text:list>
        </text:list-item>
      </text:list>
      <text:h text:style-name="P4" text:outline-level="3">Security Features:</text:h>
      <text:list text:style-name="L2">
        <text:list-item>
          <text:p text:style-name="P5">Password hashing with unique salts</text:p>
        </text:list-item>
        <text:list-item>
          <text:p text:style-name="P5">Minimum 8-character password requirement</text:p>
        </text:list-item>
        <text:list-item>
          <text:p text:style-name="P5">Password confirmation checks</text:p>
        </text:list-item>
        <text:list-item>
          <text:p text:style-name="P5">Admin privilege verification</text:p>
        </text:list-item>
        <text:list-item>
          <text:p text:style-name="P5">SQL injection protection through parameterized queries</text:p>
        </text:list-item>
        <text:list-item>
          <text:p text:style-name="P5">Current password verification for chang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7:47:57.567494474</meta:creation-date>
    <dc:date>2025-03-07T17:48:14.493434519</dc:date>
    <meta:editing-duration>PT18S</meta:editing-duration>
    <meta:editing-cycles>1</meta:editing-cycles>
    <meta:document-statistic meta:table-count="0" meta:image-count="0" meta:object-count="0" meta:page-count="1" meta:paragraph-count="19" meta:word-count="96" meta:character-count="584" meta:non-whitespace-character-count="524"/>
    <meta:generator>LibreOffice/24.8.4.2$Linux_X86_64 LibreOffice_project/bb3cfa12c7b1bf994ecc5649a80400d06cd71002</meta:generator>
  </office:meta>
</office:document-meta>
</file>